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/>
    </style:style>
    <style:style style:name="T58" style:parent-style-name="Προεπιλεγμένηγραμματοσειρά" style:family="text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T61" style:parent-style-name="Προεπιλεγμένηγραμματοσειρά" style:family="text">
      <style:text-properties style:font-name="Times New Roman"/>
    </style:style>
    <style:style style:name="T62" style:parent-style-name="Υπερ-σύνδεση" style:family="text">
      <style:text-properties style:font-name="Times New Roman"/>
    </style:style>
    <style:style style:name="T63" style:parent-style-name="Προεπιλεγμένηγραμματοσειρά" style:family="text">
      <style:text-properties style:font-name="Times New Roman"/>
    </style:style>
    <style:style style:name="P64" style:parent-style-name="Standard" style:family="paragraph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/>
    </style:style>
    <style:style style:name="T66" style:parent-style-name="Προεπιλεγμένηγραμματοσειρά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7" style:parent-style-name="Προεπιλεγμένηγραμματοσειρά" style:family="text">
      <style:text-properties fo:font-style="italic" style:font-style-asian="italic" style:font-style-complex="italic"/>
    </style:style>
    <style:style style:name="T68" style:parent-style-name="Προεπιλεγμένηγραμματοσειρά" style:family="text">
      <style:text-properties fo:font-style="italic" style:font-style-asian="italic" style:font-style-complex="italic"/>
    </style:style>
    <style:style style:name="T69" style:parent-style-name="Προεπιλεγμένηγραμματοσειρά" style:family="text">
      <style:text-properties fo:font-style="italic" style:font-style-asian="italic" style:font-style-complex="italic"/>
    </style:style>
    <style:style style:name="T70" style:parent-style-name="Προεπιλεγμένηγραμματοσειρά" style:family="text">
      <style:text-properties fo:font-style="italic" style:font-style-asian="italic" style:font-style-complex="italic"/>
    </style:style>
    <style:style style:name="P71" style:parent-style-name="Standard" style:family="paragraph">
      <style:text-properties fo:language="el" fo:country="GR"/>
    </style:style>
    <style:style style:name="P72" style:parent-style-name="Standard" style:family="paragraph">
      <style:text-properties fo:language="el" fo:country="GR"/>
    </style:style>
    <style:style style:name="P73" style:parent-style-name="Standard" style:family="paragraph">
      <style:text-properties style:font-name="Times New Roman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13] Gatt, A., &amp; Krahmer, E. (2018). Survey of the state of the art in natural language generation: Core tasks, applications and evaluation.<text:s/></text:span><text:span text:style-name="T55">Journal of Artificial Intelligence Research</text:span><text:span text:style-name="T56">, 61, 65-170.</text:span></text:p>
      <text:p text:style-name="Standard"/>
      <text:p text:style-name="Standard"><text:span text:style-name="T57">[14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<text:s/></text:span><text:span text:style-name="T58">World Scientific.</text:span></text:p>
      <text:p text:style-name="P59"/>
      <text:p text:style-name="P60">[15] AmaliaTodirascu, Rodrigo Wilkens, Eva Rolin, Thomas Franc¸ois, Delphine Bernhard, and Nuria Gala. 2022.</text:p>
      <text:soft-page-break/>
      <text:p text:style-name="Standard"><text:span text:style-name="T61">[16] 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2">https://www.semanticscholar.org/paper/A-Review-of-Research-Based-Automatic-Text-Tools-Espinosa-Zaragoza-Salas/5a06ebdb791ec164441e635d1b209ff196da1e60y.org/2023.ranlp-1.36.pdf <text:s/>page 2</text:span></text:a><text:span text:style-name="T63">( section 3.1).</text:span></text:p>
      <text:p text:style-name="P64"/>
      <text:p text:style-name="Standard"><text:span text:style-name="T65">[17]</text:span><text:span text:style-name="T66"><text:s/></text:span>Lewis, M.<text:s/><text:span text:style-name="T67">et al.</text:span><text:s/>(2019)<text:s/><text:span text:style-name="T68">Bart: Denoising sequence-to-sequence pre-training for natural language generation, translation, and comprehension</text:span>,<text:s/><text:span text:style-name="T69">arXiv.org</text:span>. Available at: https://arxiv.org/abs/1910.13461 (Accessed: 17 October 2024).<text:s/></text:p>
      <text:p text:style-name="Standard"/>
      <text:p text:style-name="Standard">[18]<text:s/>Jacob Devlin, Ming-Wei Chang, Kenton Lee, and Kristina Toutanova. 2019. <text:a xlink:href="https://aclanthology.org/N19-1423" office:target-frame-name="_top" xlink:show="replace"><text:span text:style-name="Υπερ-σύνδεση">BERT: Pre-training of Deep Bidirectional Transformers for Language Understanding</text:span></text:a>. In <text:span text:style-name="T70">Proceedings of the 2019 Conference of the North American Chapter of the Association for Computational Linguistics: Human Language Technologies, Volume 1 (Long and Short Papers)</text:span>, pages 4171–4186, Minneapolis, Minnesota. Association for Computational Linguistics.</text:p>
      <text:p text:style-name="Standard"/>
      <text:p text:style-name="Standard">[19]<text:s/>Alec Radford, Jeffrey Wu, Rewon Child, David Luan,</text:p>
      <text:p text:style-name="Standard">Dario Amodei, and Ilya Sutskever. Language models</text:p>
      <text:p text:style-name="Standard">are unsupervised multitask learners. OpenAI</text:p>
      <text:p text:style-name="Standard">Blog, 1(8), 2019.</text:p>
      <text:p text:style-name="Standard"/>
      <text:p text:style-name="Standard">[20]<text:s/>“BART: Denoising Sequence-to-Sequence Pre-training for Natural Language Generation, Translation, and Comprehension” 29 Oct. 2019, arxiv.org/abs/1910.13461. Accessed 17 Oct. 2024.</text:p>
      <text:p text:style-name="P71"/>
      <text:p text:style-name="Standard">[21] “Just a moment...” machinelearningmastery.com/the-transformer-model/. Accessed 18 Oct. 2024.</text:p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0-18T10:22:00Z</dc:date>
    <meta:template xlink:href="Normal.dotm" xlink:type="simple"/>
    <meta:editing-cycles>30</meta:editing-cycles>
    <meta:editing-duration>PT8760S</meta:editing-duration>
    <meta:document-statistic meta:page-count="2" meta:paragraph-count="9" meta:word-count="717" meta:character-count="4797" meta:row-count="34" meta:non-whitespace-character-count="4089"/>
  </office:meta>
</office:document-meta>
</file>